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style:font-name="Arial" style:font-name-complex="Arial" fo:color="#202122" fo:font-size="10.5pt" style:font-size-asian="10.5pt" style:font-size-complex="10.5pt" fo:background-color="#FFFFFF"/>
    </style:style>
  </office:automatic-styles>
  <office:body>
    <office:text text:use-soft-page-breaks="true">
      <text:p text:style-name="P1">Mona Lisa</text:p>
      <text:p text:style-name="Normal">The Mona Lisa<text:s/>is<text:s/>a half-length portrait painting by Italian artist Leonardo da Vinci. Considered an archetypal masterpiece of the Italian Renaissance, it has been described as "the best known, the most visited, the most written about, the most sung about, the most parodied work of art in the world". The painting's novel qualities include the subject's enigmatic expression, the monumentality of the composition, the subtle modelling of forms, and the atmospheric illusionism.</text:p>
      <text:p text:style-name="Normal"/>
      <text:p text:style-name="Normal"/>
      <text:p text:style-name="Normal">Salvator Mundi</text:p>
      <text:p text:style-name="Normal">Salvator Mundi is a painting attributed in whole or in part to the Italian High Renaissance artist Leonardo da Vinci, dated to c. 1499–1510. Long thought to be a copy of a lost original veiled with overpainting, it was rediscovered, restored, and included in a major exhibition of Leonardo's work at the National Gallery, London, in 2011–2012. Christie's claimed just after selling the work that most leading scholars consider it to be an original work by Leonardo, but this attribution has been disputed by other specialists, some of whom posit that he only contributed certain elements.<text:line-break/></text:p>
      <text:p text:style-name="P2"/>
      <text:p text:style-name="Normal">The Vitruvian Man</text:p>
      <text:p text:style-name="Normal">The Vitruvian Man; originally known as Le proporzioni del corpo umano secondo Vitruvio, lit. 'The proportions of the human body according to Vitruvius') is a drawing made by the Italian polymath Leonardo da Vinci in about 1490. It is accompanied by notes based on the work of the Roman architect Vitruvius. The drawing, which is in ink on paper, depicts a man in two superimposed positions with his arms and legs apart and inscribed in a circle and square.</text:p>
      <text:p text:style-name="Normal"/>
      <text:p text:style-name="Normal"/>
      <text:p text:style-name="Normal">The Last Supper</text:p>
      <text:p text:style-name="Normal">The Last Supper is a mural painting by the Italian High Renaissance Leonardo da Vinci, dated to c. 1495–1498. The painting represents the scene of the Last Supper of Jesus with the Twelve Apostles, as it is told in the Gospel of John – specifically the moment after Jesus announces that one of his apostles will betray him. Its handling of space, mastery of perspective, treatment of motion and complex display of human emotion has made it one of the Western world's most recognizable paintings and among Leonardo's most celebrated works. Some commentators consider it pivotal in inaugurating the transition into what is now termed the High Renaissance.</text:p>
      <text:p text:style-name="Normal"/>
      <text:p text:style-name="Normal"/>
      <text:p text:style-name="Normal"/>
      <text:p text:style-name="Normal">Leonardo da Vinci, (Italian: “Leonardo from Vinci”) (born April 15, 1452, Anchiano, near Vinci, Republic of Florence [Italy]—died May 2, 1519, Cloux [now Clos-Lucé], France), Italian painter, draftsman, sculptor, architect, and engineer whose skill and intelligence, perhaps more than that of<text:s/><text:soft-page-break/>any other figure, epitomized the Renaissance humanist ideal. His Last Supper (1495–98) and Mona Lisa (c. 1503–19) are among the most widely popular and influential paintings of the Renaissance. His notebooks reveal a spirit of scientific inquiry and a mechanical inventiveness that were centuries ahead of their ti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ipa" style:display-name="ipa"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wrap" style:display-name="wra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bot Al</meta:initial-creator>
    <dc:creator>Sabot Al</dc:creator>
    <meta:creation-date>2022-06-18T15:12:00Z</meta:creation-date>
    <dc:date>2022-06-18T15:12:00Z</dc:date>
    <meta:template xlink:href="Normal" xlink:type="simple"/>
    <meta:editing-cycles>2</meta:editing-cycles>
    <meta:editing-duration>PT360S</meta:editing-duration>
    <meta:document-statistic meta:page-count="2" meta:paragraph-count="5" meta:word-count="426" meta:character-count="2852" meta:row-count="20" meta:non-whitespace-character-count="2431"/>
  </office:meta>
</office:document-meta>
</file>